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 of the paper</text:p>
      <text:p text:style-name="Subtitle">Optional subtitle of the paper</text:p>
      <text:h text:style-name="Heading_20_1" text:outline-level="1">Titles and medatata</text:h>
      <text:p text:style-name="Text_20_body">It is possible to specify the title and an optional subtitle of the paper by means of the appropriate default styles of OpenOffice.</text:p>
      <text:p text:style-name="Text_20_body">All the additional metadata, i.e., authors, keywords and categories, should be specified by using the customised properties accessible by selecting the document proper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3T01:26:07</dc:date>
    <dc:creator>Silvio Peroni</dc:creator>
    <meta:editing-duration>PT8H46M24S</meta:editing-duration>
    <meta:editing-cycles>28</meta:editing-cycles>
    <meta:generator>OpenOffice/4.0.1$Unix OpenOffice.org_project/401m5$Build-9714</meta:generator>
    <meta:document-statistic meta:table-count="0" meta:image-count="0" meta:object-count="0" meta:page-count="1" meta:paragraph-count="5" meta:word-count="58" meta:character-count="370"/>
    <meta:user-defined meta:name="Author">Silvio Peroni -- silvio.peroni@unibo.it -- Department of Computer Science and Engineering, University of Bologna, Bologna, Italy</meta:user-defined>
    <meta:user-defined meta:name="Category">Applied computing, Document management and text processing, Document preparation, Markup languages</meta:user-defined>
    <meta:user-defined meta:name="Keyword">ODT testbed</meta:user-defined>
  </office:meta>
</office:document-meta>
</file>